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2.29cm" fo:min-width="11.94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objectwithoutfill">
      <style:graphic-properties draw:stroke="dash" draw:stroke-dash="Line_20_Style_20_9"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828cm" fo:min-width="3.812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341cm" fo:min-width="1.495cm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12.708cm"/>
    </style:style>
    <style:style style:name="gr10" style:family="graphic" style:parent-style-name="objectwithoutfill">
      <style:graphic-properties draw:stroke="dash" draw:stroke-dash="Dashed_20__28_var_29_" svg:stroke-color="#000000" draw:marker-end="Arrow" draw:marker-end-width="0.3cm"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8.136cm"/>
    </style:style>
    <style:style style:name="gr12" style:family="graphic" style:parent-style-name="standard">
      <style:graphic-properties draw:textarea-horizontal-align="justify" draw:textarea-vertical-align="middle" draw:auto-grow-height="false" fo:min-height="1.02cm" fo:min-width="10.168cm"/>
    </style:style>
    <style:style style:name="gr13" style:family="graphic" style:parent-style-name="standard">
      <style:graphic-properties draw:textarea-horizontal-align="justify" draw:textarea-vertical-align="middle" draw:auto-grow-height="false" fo:min-height="1.02cm" fo:min-width="10.93cm"/>
    </style:style>
    <style:style style:name="gr14" style:family="graphic" style:parent-style-name="standard">
      <style:graphic-properties draw:textarea-horizontal-align="justify" draw:textarea-vertical-align="middle" draw:auto-grow-height="false" fo:min-height="0.451cm" fo:min-width="2.899cm"/>
    </style:style>
    <style:style style:name="gr15" style:family="graphic" style:parent-style-name="standard">
      <style:graphic-properties draw:textarea-horizontal-align="justify" draw:textarea-vertical-align="middle" draw:auto-grow-height="false" fo:min-height="5.338cm" fo:min-width="15.248cm"/>
    </style:style>
    <style:style style:name="gr16" style:family="graphic" style:parent-style-name="standard">
      <style:graphic-properties draw:textarea-horizontal-align="justify" draw:textarea-vertical-align="middle" draw:auto-grow-height="false" fo:min-height="2.544cm" fo:min-width="11.438cm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36pt" style:font-size-complex="36pt"/>
    </style:style>
    <style:style style:name="T2" style:family="text">
      <style:text-properties fo:font-size="24pt" style:font-size-asian="18pt" style:font-size-complex="18pt"/>
    </style:style>
    <style:style style:name="T3" style:family="text">
      <style:text-properties fo:font-size="22pt" style:font-size-asian="18pt" style:font-size-complex="18pt"/>
    </style:style>
    <style:style style:name="T4" style:family="text">
      <style:text-properties fo:color="#000000" fo:font-size="22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>
          <draw:text-box>
            <text:p>Categoriz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simple categor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ings you make notes about, e.g;</text:p>
                <text:list>
                  <text:list-item>
                    <text:p>“Horses are not native to the Americas”</text:p>
                  </text:list-item>
                </text:list>
              </text:list-item>
              <text:list-item>
                <text:p>things you have questions about, e.g</text:p>
                <text:list>
                  <text:list-item>
                    <text:p>“Why is it common for young girls to love horses?”</text:p>
                  </text:list-item>
                </text:list>
              </text:list-item>
              <text:list-item>
                <text:p>subjects in photographs, i.e.</text:p>
                <text:list>
                  <text:list-item>
                    <text:p>Some of your photographs have horses</text:p>
                  </text:list-item>
                </text:list>
              </text:list-item>
              <text:list-item>
                <text:p>We can shorten category to ‘cat’ to shorten typing and speech.</text:p>
                <text:p/>
              </text:list-item>
            </text:list>
          </draw:text-box>
        </draw:frame>
        <draw:frame draw:style-name="gr2" draw:text-style-name="P2" draw:layer="layout" svg:width="11.684cm" svg:height="1.276cm" svg:x="7.874cm" svg:y="3.302cm">
          <draw:text-box>
            <text:p><text:span text:style-name="T1">Horse <text:s text:c="2"/></text:span><text:span text:style-name="T1"><text:s/>Pig <text:s text:c="3"/></text:span><text:span text:style-name="T1">Dog <text:s text:c="3"/></text:span><text:span text:style-name="T1">Cow</text:span></text:p>
          </draw:text-box>
        </draw:frame>
        <presentation:notes draw:style-name="dp2">
          <draw:page-thumbnail draw:style-name="gr1" draw:layer="layout" svg:width="14.85cm" svg:height="11.14cm" svg:x="3.08cm" svg:y="2.26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hypo / hyper catego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category Animals with hypo-categories; Horse, Pig, Dog, Cow</text:span></text:p>
              </text:list-item>
              <text:list-item>
                <text:p><text:span text:style-name="T2">categories: Horse, Pig, Dog, Cow with hyper-category Animals</text:span></text:p>
              </text:list-item>
              <text:list-item>
                <text:p><text:span text:style-name="T2">box represents an ‘is-a’ relation, e.g.</text:span></text:p>
                <text:list>
                  <text:list-item>
                    <text:p><text:span text:style-name="T2">A Horse is an Animal</text:span></text:p>
                  </text:list-item>
                  <text:list-item>
                    <text:p><text:span text:style-name="T2">A Dog is an Animal</text:span></text:p>
                  </text:list-item>
                </text:list>
                <text:p/>
              </text:list-item>
            </text:list>
          </draw:text-box>
        </draw:frame>
        <draw:custom-shape draw:style-name="gr3" draw:text-style-name="P3" draw:layer="layout" svg:width="12.446cm" svg:height="2.54cm" svg:x="11.684cm" svg:y="13.408cm">
          <text:p text:style-name="P3">Horse <text:s/>Pig <text:s/>Dog <text:s/>Cow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94cm" svg:height="0.962cm" svg:x="16.483cm" svg:y="12.484cm">
          <draw:text-box>
            <text:p>Animals</text:p>
          </draw:text-box>
        </draw:frame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super / sub category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Add super-category ‘Farm Buildings’</text:span></text:p>
              </text:list-item>
              <text:list-item>
                <text:p><text:span text:style-name="T2">‘</text:span><text:span text:style-name="T2">has-a’ relation, e.g.;</text:span></text:p>
                <text:list>
                  <text:list-item>
                    <text:p><text:span text:style-name="T3">Farm Buildings have Animals: <text:s/>‘has-a’</text:span></text:p>
                  </text:list-item>
                </text:list>
              </text:list-item>
            </text:list>
          </draw:text-box>
        </draw:frame>
        <draw:custom-shape draw:style-name="gr3" draw:text-style-name="P3" draw:layer="layout" svg:width="12.446cm" svg:height="2.54cm" svg:x="7.62cm" svg:y="9.652cm">
          <text:p text:style-name="P3">Horse <text:s/>Pig <text:s/>Dog <text:s/>Cow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94cm" svg:height="0.962cm" svg:x="12.419cm" svg:y="8.728cm">
          <draw:text-box>
            <text:p>Animals</text:p>
          </draw:text-box>
        </draw:frame>
        <draw:custom-shape draw:style-name="gr3" draw:text-style-name="P3" draw:layer="layout" svg:width="12.446cm" svg:height="2.54cm" svg:x="7.874cm" svg:y="14.387cm">
          <text:p text:style-name="P3">Barn <text:s/>House <text:s/>Garage <text:s/>Smokehouse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6.35cm" svg:height="0.962cm" svg:x="12.954cm" svg:y="13.425cm">
          <draw:text-box>
            <text:p>Farm Buildings</text:p>
          </draw:text-box>
        </draw:frame>
        <draw:line draw:style-name="gr5" draw:text-style-name="P4" draw:layer="layout" svg:x1="20.32cm" svg:y1="14.387cm" svg:x2="20.066cm" svg:y2="12.191cm">
          <text:p/>
        </draw:lin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ategory structural hierarchy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cats can share a common super-cat</text:p>
              </text:list-item>
              <text:list-item>
                <text:p>Horse, Pig, Cow are in a Barn: reverse ‘has-a’</text:p>
              </text:list-item>
            </text:list>
          </draw:text-box>
        </draw:frame>
        <draw:custom-shape draw:style-name="gr3" draw:text-style-name="P3" draw:layer="layout" svg:width="12.446cm" svg:height="2.54cm" svg:x="7.112cm" svg:y="9.397cm">
          <text:p text:style-name="P3">Horse <text:s/>Pig <text:s/>Cow <text:s text:c="7"/>Dog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94cm" svg:height="0.962cm" svg:x="11.911cm" svg:y="8.473cm">
          <draw:text-box>
            <text:p>Animals</text:p>
          </draw:text-box>
        </draw:frame>
        <draw:custom-shape draw:style-name="gr3" draw:text-style-name="P3" draw:layer="layout" svg:width="12.446cm" svg:height="2.54cm" svg:x="7.62cm" svg:y="14.732cm">
          <text:p text:style-name="P3">Barn <text:s/>House <text:s/>Garage <text:s/>Smokehouse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842cm" svg:height="0.962cm" svg:x="11.176cm" svg:y="13.77cm">
          <draw:text-box>
            <text:p>Farm <text:s/>Buildings</text:p>
          </draw:text-box>
        </draw:frame>
        <draw:line draw:style-name="gr5" draw:text-style-name="P4" draw:layer="layout" svg:x1="19.558cm" svg:y1="11.937cm" svg:x2="20.066cm" svg:y2="14.732cm">
          <text:p/>
        </draw:line>
        <draw:custom-shape draw:style-name="gr6" draw:text-style-name="P3" draw:layer="layout" svg:width="6.096cm" svg:height="1.524cm" svg:x="9.074cm" svg:y="9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1.684cm" svg:y1="11.456cm" svg:x2="10.16cm" svg:y2="15.747cm">
          <text:p/>
        </draw:line>
        <draw:line draw:style-name="gr7" draw:text-style-name="P4" draw:layer="layout" svg:x1="16.256cm" svg:y1="10.921cm" svg:x2="11.938cm" svg:y2="15.747cm">
          <text:p/>
        </draw:lin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ats / subcat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Viewed in reverse, cats have subcats</text:p>
              </text:list-item>
              <text:list-item>
                <text:p>Barn has Horse, Pig, Cow: ‘has-a’ relationship</text:p>
              </text:list-item>
            </text:list>
          </draw:text-box>
        </draw:frame>
        <draw:custom-shape draw:style-name="gr3" draw:text-style-name="P3" draw:layer="layout" svg:width="12.446cm" svg:height="2.54cm" svg:x="6.858cm" svg:y="5.587cm">
          <text:p text:style-name="P3">Horse <text:s/>Pig <text:s/>Cow <text:s text:c="7"/>Dog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94cm" svg:height="0.962cm" svg:x="11.657cm" svg:y="4.663cm">
          <draw:text-box>
            <text:p>Animals</text:p>
          </draw:text-box>
        </draw:frame>
        <draw:custom-shape draw:style-name="gr3" draw:text-style-name="P3" draw:layer="layout" svg:width="12.446cm" svg:height="2.54cm" svg:x="7.366cm" svg:y="10.922cm">
          <text:p text:style-name="P3">Barn <text:s/>House <text:s/>Garage <text:s/>Smokehouse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826cm" svg:height="0.962cm" svg:x="10.922cm" svg:y="9.96cm">
          <draw:text-box>
            <text:p>Farm Buildings</text:p>
          </draw:text-box>
        </draw:frame>
        <draw:line draw:style-name="gr5" draw:text-style-name="P4" draw:layer="layout" svg:x1="19.812cm" svg:y1="10.922cm" svg:x2="19.304cm" svg:y2="8.127cm">
          <text:p/>
        </draw:line>
        <draw:custom-shape draw:style-name="gr6" draw:text-style-name="P3" draw:layer="layout" svg:width="6.096cm" svg:height="1.524cm" svg:x="8.82cm" svg:y="6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9.652cm" svg:y1="11.683cm" svg:x2="10.668cm" svg:y2="7.619cm">
          <text:p/>
        </draw:line>
        <draw:line draw:style-name="gr7" draw:text-style-name="P4" draw:layer="layout" svg:x1="11.938cm" svg:y1="11.937cm" svg:x2="15.748cm" svg:y2="7.365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cats / subcat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We add an additional relationship</text:p>
              </text:list-item>
              <text:list-item>
                <text:p>Pig and Cow are sometimes in smokehouse</text:p>
              </text:list-item>
            </text:list>
          </draw:text-box>
        </draw:frame>
        <draw:custom-shape draw:style-name="gr3" draw:text-style-name="P3" draw:layer="layout" svg:width="12.446cm" svg:height="2.54cm" svg:x="6.858cm" svg:y="5.587cm">
          <text:p text:style-name="P3">Horse <text:s/>Pig <text:s/>Cow <text:s text:c="7"/>Dog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94cm" svg:height="0.962cm" svg:x="11.657cm" svg:y="4.663cm">
          <draw:text-box>
            <text:p>Animals</text:p>
          </draw:text-box>
        </draw:frame>
        <draw:custom-shape draw:style-name="gr3" draw:text-style-name="P3" draw:layer="layout" svg:width="12.446cm" svg:height="2.54cm" svg:x="7.366cm" svg:y="10.922cm">
          <text:p text:style-name="P3">Barn <text:s/>House <text:s/>Garage <text:s/>Smokehouse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826cm" svg:height="0.962cm" svg:x="10.922cm" svg:y="9.96cm">
          <draw:text-box>
            <text:p>Farm Buildings</text:p>
          </draw:text-box>
        </draw:frame>
        <draw:line draw:style-name="gr5" draw:text-style-name="P4" draw:layer="layout" svg:x1="19.812cm" svg:y1="10.922cm" svg:x2="19.304cm" svg:y2="8.127cm">
          <text:p/>
        </draw:line>
        <draw:custom-shape draw:style-name="gr6" draw:text-style-name="P3" draw:layer="layout" svg:width="6.096cm" svg:height="1.524cm" svg:x="8.82cm" svg:y="6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9.652cm" svg:y1="11.683cm" svg:x2="10.668cm" svg:y2="7.619cm">
          <text:p/>
        </draw:line>
        <draw:line draw:style-name="gr7" draw:text-style-name="P4" draw:layer="layout" svg:x1="11.938cm" svg:y1="11.937cm" svg:x2="15.748cm" svg:y2="7.365cm">
          <text:p/>
        </draw:line>
        <draw:custom-shape draw:style-name="gr8" draw:text-style-name="P3" draw:layer="layout" svg:width="2.821cm" svg:height="2.249cm" svg:x="11.504cm" svg:y="5.7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6.51cm" svg:y1="11.684cm" svg:x2="13.716cm" svg:y2="7.646cm">
          <text:p/>
        </draw:lin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parallel categories</text:p>
          </draw:text-box>
        </draw:frame>
        <draw:frame presentation:style-name="pr7" draw:layer="layout" svg:width="25.199cm" svg:height="12.179cm" svg:x="1.4cm" svg:y="3.569cm" presentation:class="outline" presentation:user-transformed="true">
          <draw:text-box>
            <text:list text:style-name="L2">
              <text:list-item>
                <text:p>The same cat in different hypercats can have <text:s/>different names. <text:span text:style-name="T4">Horse = E. ferus, Pig = S. domesticus, etc.</text:span></text:p>
              </text:list-item>
            </text:list>
          </draw:text-box>
        </draw:frame>
        <draw:custom-shape draw:style-name="gr9" draw:text-style-name="P3" draw:layer="layout" svg:width="13.208cm" svg:height="1.27cm" svg:x="0.783cm" svg:y="8.155cm">
          <text:p text:style-name="P3">E. ferus <text:s/>S. domesticus <text:s/>B. taurus <text:s/>C. familiaris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446cm" svg:height="2.54cm" svg:x="14.428cm" svg:y="8.063cm">
          <text:p text:style-name="P3">Horse <text:s/>Pig <text:s/>Cow <text:s text:c="7"/>Dog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794cm" svg:height="0.962cm" svg:x="19.227cm" svg:y="7.139cm">
          <draw:text-box>
            <text:p>Animals</text:p>
          </draw:text-box>
        </draw:frame>
        <draw:custom-shape draw:style-name="gr3" draw:text-style-name="P3" draw:layer="layout" svg:width="12.446cm" svg:height="2.54cm" svg:x="14.936cm" svg:y="13.398cm">
          <text:p text:style-name="P3">Barn <text:s/>House <text:s/>Garage <text:s/>Smokehouse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5.334cm" svg:height="0.962cm" svg:x="18.492cm" svg:y="12.436cm">
          <draw:text-box>
            <text:p>Farm Buildings</text:p>
          </draw:text-box>
        </draw:frame>
        <draw:line draw:style-name="gr10" draw:text-style-name="P4" draw:layer="layout" svg:x1="26.874cm" svg:y1="10.603cm" svg:x2="27.382cm" svg:y2="13.398cm">
          <text:p/>
        </draw:line>
        <draw:custom-shape draw:style-name="gr6" draw:text-style-name="P3" draw:layer="layout" svg:width="6.096cm" svg:height="1.524cm" svg:x="16.39cm" svg:y="8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19.762cm" svg:y1="10.095cm" svg:x2="17.476cm" svg:y2="14.413cm">
          <text:p/>
        </draw:line>
        <draw:line draw:style-name="gr7" draw:text-style-name="P4" draw:layer="layout" svg:x1="23.826cm" svg:y1="9.841cm" svg:x2="19.254cm" svg:y2="14.413cm">
          <text:p/>
        </draw:line>
        <draw:frame draw:style-name="gr4" draw:text-style-name="P2" draw:layer="layout" svg:width="5.334cm" svg:height="0.962cm" svg:x="1.291cm" svg:y="7.393cm">
          <draw:text-box>
            <text:p>Species</text:p>
          </draw:text-box>
        </draw:frame>
        <draw:custom-shape draw:style-name="gr11" draw:text-style-name="P3" draw:layer="layout" svg:width="8.636cm" svg:height="1.27cm" svg:x="2.815cm" svg:y="10.949cm">
          <text:p text:style-name="P3">Equus Sus Bos Canis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318cm" svg:height="0.962cm" svg:x="1.545cm" svg:y="10.187cm">
          <draw:text-box>
            <text:p>Genus</text:p>
          </draw:text-box>
        </draw:frame>
        <draw:custom-shape draw:style-name="gr12" draw:text-style-name="P3" draw:layer="layout" svg:width="10.668cm" svg:height="1.27cm" svg:x="1.799cm" svg:y="13.489cm">
          <text:p text:style-name="P3">Equidae Suidae Bovidae <text:s/>Canidae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1.43cm" svg:height="1.27cm" svg:x="1.545cm" svg:y="16.029cm">
          <text:p text:style-name="P3">Perissodactyla Artiodactyla Carnivora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572cm" svg:height="0.962cm" svg:x="1.545cm" svg:y="12.473cm">
          <draw:text-box>
            <text:p>Family</text:p>
          </draw:text-box>
        </draw:frame>
        <draw:frame draw:style-name="gr4" draw:text-style-name="P2" draw:layer="layout" svg:width="3.81cm" svg:height="0.962cm" svg:x="1.545cm" svg:y="15.267cm">
          <draw:text-box>
            <text:p>Order</text:p>
          </draw:text-box>
        </draw:frame>
        <draw:custom-shape draw:style-name="gr14" draw:text-style-name="P3" draw:layer="layout" svg:width="4.805cm" svg:height="0.989cm" svg:x="4.652cm" svg:y="13.5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7.112cm" svg:y1="14.586cm" svg:x2="7.387cm" svg:y2="16.537cm">
          <text:p/>
        </draw:line>
        <draw:line draw:style-name="gr7" draw:text-style-name="P4" draw:layer="layout" svg:x1="5.355cm" svg:y1="9.171cm" svg:x2="6.625cm" svg:y2="11.203cm">
          <text:p/>
        </draw:line>
        <draw:line draw:style-name="gr7" draw:text-style-name="P4" draw:layer="layout" svg:x1="8.657cm" svg:y1="9.171cm" svg:x2="7.895cm" svg:y2="11.457cm">
          <text:p/>
        </draw:line>
        <draw:line draw:style-name="gr7" draw:text-style-name="P4" draw:layer="layout" svg:x1="2.053cm" svg:y1="9.171cm" svg:x2="4.847cm" svg:y2="11.457cm">
          <text:p/>
        </draw:line>
        <draw:line draw:style-name="gr7" draw:text-style-name="P4" draw:layer="layout" svg:x1="11.705cm" svg:y1="8.917cm" svg:x2="9.673cm" svg:y2="11.457cm">
          <text:p/>
        </draw:line>
        <draw:line draw:style-name="gr7" draw:text-style-name="P4" draw:layer="layout" svg:x1="5.101cm" svg:y1="11.965cm" svg:x2="3.577cm" svg:y2="13.743cm">
          <text:p/>
        </draw:line>
        <draw:line draw:style-name="gr7" draw:text-style-name="P4" draw:layer="layout" svg:x1="6.625cm" svg:y1="11.965cm" svg:x2="5.863cm" svg:y2="13.997cm">
          <text:p/>
        </draw:line>
        <draw:line draw:style-name="gr7" draw:text-style-name="P4" draw:layer="layout" svg:x1="7.895cm" svg:y1="11.965cm" svg:x2="7.895cm" svg:y2="13.997cm">
          <text:p/>
        </draw:line>
        <draw:line draw:style-name="gr7" draw:text-style-name="P4" draw:layer="layout" svg:x1="9.673cm" svg:y1="11.965cm" svg:x2="10.943cm" svg:y2="13.743cm">
          <text:p/>
        </draw:line>
        <draw:line draw:style-name="gr7" draw:text-style-name="P4" draw:layer="layout" svg:x1="10.943cm" svg:y1="14.505cm" svg:x2="10.943cm" svg:y2="16.283cm">
          <text:p/>
        </draw:line>
        <draw:line draw:style-name="gr7" draw:text-style-name="P4" draw:layer="layout" svg:x1="3.577cm" svg:y1="14.505cm" svg:x2="4.085cm" svg:y2="16.537cm">
          <text:p/>
        </draw:line>
        <draw:line draw:style-name="gr10" draw:text-style-name="P4" draw:layer="layout" svg:x1="12.721cm" svg:y1="9.425cm" svg:x2="11.451cm" svg:y2="10.949cm">
          <text:p/>
        </draw:line>
        <draw:line draw:style-name="gr10" draw:text-style-name="P4" draw:layer="layout" svg:x1="11.451cm" svg:y1="12.218cm" svg:x2="12.467cm" svg:y2="13.489cm">
          <text:p/>
        </draw:line>
        <draw:line draw:style-name="gr10" draw:text-style-name="P4" draw:layer="layout" svg:x1="12.467cm" svg:y1="14.759cm" svg:x2="12.975cm" svg:y2="16.029cm">
          <text:p/>
        </draw:line>
        <draw:custom-shape draw:style-name="gr8" draw:text-style-name="P3" draw:layer="layout" svg:width="2.821cm" svg:height="2.249cm" svg:x="19.065cm" svg:y="8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4" draw:layer="layout" svg:x1="24.13cm" svg:y1="14.198cm" svg:x2="21.336cm" svg:y2="10.16cm">
          <text:p/>
        </draw:lin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 presentation:user-transformed="true">
          <draw:text-box>
            <text:p>Taxonomic Hierarchy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 cat can become a hypercat for other cats</text:p>
                <text:list>
                  <text:list-item>
                    <text:p>Horse Is a category, Horse is-an Animal</text:p>
                  </text:list-item>
                  <text:list-item>
                    <text:p>Secretariat is-a Horse <text:tab/></text:p>
                  </text:list-item>
                </text:list>
              </text:list-item>
            </text:list>
          </draw:text-box>
        </draw:frame>
        <draw:custom-shape draw:style-name="gr15" draw:text-style-name="P3" draw:layer="layout" svg:width="15.748cm" svg:height="5.588cm" svg:x="7.62cm" svg:y="10.668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4.318cm" svg:height="0.962cm" svg:x="14.986cm" svg:y="9.906cm">
          <draw:text-box>
            <text:p>Animal</text:p>
          </draw:text-box>
        </draw:frame>
        <draw:custom-shape draw:style-name="gr16" draw:text-style-name="P3" draw:layer="layout" svg:width="11.938cm" svg:height="2.794cm" svg:x="9.652cm" svg:y="11.938cm">
          <text:p text:style-name="P3">Secretariat <text:s/>Seabiscuit <text:s/>Seattle Slew <text:s/></text:p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2.54cm" svg:height="0.962cm" svg:x="11.176cm" svg:y="10.976cm">
          <draw:text-box>
            <text:p>Horse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99ccff" draw:opacity="27%" draw:textarea-horizontal-align="justify" fo:padding-top="0.125cm" fo:padding-bottom="0.125cm" fo:padding-left="0.25cm" fo:padding-right="0.25cm" draw:shadow="hidden" draw:shadow-offset-x="0.2cm" draw:shadow-offset-y="0.2cm" draw:shadow-color="#808080" draw:shadow-opacity="27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1T17:59:42.911822082</meta:creation-date>
    <meta:editing-duration>P3DT1H1S</meta:editing-duration>
    <meta:editing-cycles>10</meta:editing-cycles>
    <meta:generator>LibreOffice/6.0.7.3$Linux_X86_64 LibreOffice_project/00m0$Build-3</meta:generator>
    <dc:title>Blue Curve</dc:title>
    <dc:date>2019-02-20T12:45:34.783145443</dc:date>
    <meta:document-statistic meta:object-count="141"/>
  </office:meta>
</office:document-meta>
</file>